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4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9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undrechte</text:p>
      <text:p text:style-name="P5"/>
      <text:p text:style-name="P5">BDSG / LDSG / TMG / TKG</text:p>
      <text:p text:style-name="P5">§5 im impressum(?)</text:p>
      <text:p text:style-name="P2">Allgemeines Persönlichkeitsrecht</text:p>
      <text:p text:style-name="P2">-Datenschutz</text:p>
      <text:p text:style-name="P3"><text:tab/>-Kein Gewohnheitsrecht</text:p>
      <text:p text:style-name="P2">-Jeder <text:span text:style-name="T1">Informationelle Selbstbestimmung</text:span></text:p>
      <text:p text:style-name="P2"><text:tab/>-Selbst drüber bestimmen ob und wie unsere Daten erhben verarbeitet und genutzt werden</text:p>
      <text:p text:style-name="P2"><text:tab/>-&gt; &lt;- natürlich auch <text:span text:style-name="T1">Grenzen</text:span> -&gt; <text:span text:style-name="T1">Polizei und Ordnungsgesetz </text:span>(z.B. Ausweispflicht)</text:p>
      <text:p text:style-name="P2"/>
      <text:p text:style-name="P2">-Grundsatz des <text:span text:style-name="T1">Vorbehalt</text:span>s<text:span text:style-name="T1"> des Rechts</text:span> (zu beachten) &lt;- §4 Abs.1 BundesDatenschutzgesetz</text:p>
      <text:p text:style-name="P2"><text:tab/>-Die erhebung Verarbeitung und Nutzung ist immer nur erlaubt, wenns dafür ne <text:tab/>Gesetzesgrundlage gibt oder der Betroffene um dessen Daten es geht hat <text:span text:style-name="T1">eingewilligt</text:span></text:p>
      <text:p text:style-name="P2"><text:tab/>-<text:span text:style-name="T1">Einwilligung</text:span> streng Geregelt</text:p>
      <text:p text:style-name="P2"><text:tab/><text:tab/>-Offline und Online möglich</text:p>
      <text:p text:style-name="P2"><text:tab/>-&gt; Frage, hab ich ne Einwilligung oder ein Gesetz. Ohne beides bin ich kriminell</text:p>
      <text:p text:style-name="P2"/>
      <text:p text:style-name="P2">-Grundsatz: <text:span text:style-name="T1">Der Vorrang des Gesetztes</text:span></text:p>
      <text:p text:style-name="P2"><text:tab/>-Wenn ich eine <text:span text:style-name="T2">rechtliche Grundlage</text:span> habe soll ich überprüfen ob sie <text:span text:style-name="T2">rechtens</text:span> ist</text:p>
      <text:p text:style-name="P2"><text:tab/><text:tab/>(-Es gibt Gesetze die gesetzeswidrig sind)</text:p>
      <text:p text:style-name="P2"/>
      <text:p text:style-name="P2">-Grundsatz: <text:span text:style-name="T1">Zweckbindung </text:span>§28 Bundesdatenschutzgesetz (Stimmt irgendwie immer so n bisschen)</text:p>
      <text:p text:style-name="P2"><text:tab/>-Wenn Personenbezogene Daten erhoben werden und benutzt werden, dann bitte <text:span text:style-name="T2">nur zu dem</text:span> <text:tab/><text:span text:style-name="T2">Zweck</text:span> den das Gesetz nennt</text:p>
      <text:p text:style-name="P2"><text:tab/><text:tab/>-Meistverletzte Regel</text:p>
      <text:p text:style-name="P2"><text:tab/>-§28 Daten die notwendig snd um ein Rechtsgeschäft nötig sind, dürfen sie erhoben werden <text:tab/>(Rechtsgeschäft mit der Person der Daten)</text:p>
      <text:p text:style-name="P2"/>
      <text:p text:style-name="P2">-Grundsatz: <text:span text:style-name="T1"><text:s/>Verhältnismäßigkeit </text:span></text:p>
      <text:p text:style-name="P2"><text:tab/>-Ist immer die Anwendung des <text:span text:style-name="T2">mildesten Mittels</text:span></text:p>
      <text:p text:style-name="P4"><text:tab/>-Beispiel Pseudonym/Anonym wie möglich</text:p>
      <text:p text:style-name="P4"/>
      <text:p text:style-name="P4">-Grundsatz: <text:span text:style-name="T1">Datensparsamkeit und Datenvermeidung</text:span></text:p>
      <text:p text:style-name="P4"><text:tab/>-Dateneingabe wenn möglich vermeiden</text:p>
      <text:p text:style-name="P4"/>
      <text:p text:style-name="P4">-Grundsatz: <text:span text:style-name="T1">Normenklarheit</text:span></text:p>
      <text:p text:style-name="P4"><text:tab/>-Wenn ich denn dem Menschen eine Richtschnur des Handelns in die Hand gebe, dann muss <text:tab/>das für die klar und verständlich sein</text:p>
      <text:p text:style-name="P4"/>
      <text:p text:style-name="P4">-Grundsatz: <text:span text:style-name="T1">Transparenz</text:span></text:p>
      <text:p text:style-name="P4"><text:tab/>-</text:p>
      <text:p text:style-name="P2"/>
      <text:p text:style-name="P2">Welches Land?</text:p>
      <text:p text:style-name="P2"><text:tab/>-Grundsatz: Das Recht des Landes wo die Handlung passiert.</text:p>
      <text:p text:style-name="P4"><text:tab/>-&gt; Viel von der Sprache abhängig, weil die Nationalität der User sehr wichtig ist.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Einwilligungserklärung:</text:p>
      <text:p text:style-name="P4"><text:tab/>-Können in Grundrecht eingreifen -&gt; alles sehr streng geregelt was erfüllt werden muss, <text:tab/>damits gültig is</text:p>
      <text:p text:style-name="P4"><text:tab/>-§4 BDSG</text:p>
      <text:p text:style-name="P4"><text:tab/>-Wenn man Daten auf Grundlage einer Einwilligung erhebt muss man shcaun ob die auch <text:tab/>wirksam is</text:p>
      <text:p text:style-name="P4"><text:tab/><text:tab/>-Muss freiwillig abgegeben sein worden sein</text:p>
      <text:p text:style-name="P4"><text:tab/><text:tab/>-Muss auf Zweck hinweisen</text:p>
      <text:p text:style-name="P4"><text:tab/><text:tab/>-Muss auf Rechtsfolgen hinweisen</text:p>
      <text:p text:style-name="P4"><text:tab/><text:tab/>-Muss i.d.R. In Schrift vorliegen und elektr nach §13 Telemediengesetz</text:p>
      <text:p text:style-name="P4"><text:tab/><text:tab/><text:tab/>-<text:span text:style-name="T2">Nachweisfunktion</text:span></text:p>
      <text:p text:style-name="P3"><text:tab/><text:tab/><text:tab/>-Warnfunktion, man muss sich bewusst sein</text:p>
      <text:p text:style-name="P2"><text:span text:style-name="T2"><text:tab/><text:tab/><text:tab/></text:span><text:span text:style-name="T3">-Bei elektronischem auch Widerrufsrecht</text:span></text:p>
      <text:p text:style-name="P4"/>
      <text:p text:style-name="P4">Auftragsdatenverarbeitungsvertrag §11 BDSG</text:p>
      <text:p text:style-name="P4"><text:tab/>-Jemand anders macht das was du für dein Geschäft brauchst</text:p>
      <text:p text:style-name="P4"><text:tab/>-Dieser jemand wird als unterabteilung des aufratgsgebers behandelt</text:p>
      <text:p text:style-name="P4"/>
      <text:p text:style-name="P8">Jedes deutsche Unternehmen muss ein öffentliches Verfahrensreport über Personenbezogene Daten haben</text:p>
      <text:p text:style-name="P8"/>
      <text:p text:style-name="P9">Folgen:</text:p>
      <text:p text:style-name="P9"/>
      <text:p text:style-name="P9">Betroffene können Betroffenenrechte geltend machen</text:p>
      <text:p text:style-name="P10">§35</text:p>
      <text:p text:style-name="P10"><text:span text:style-name="T4"><text:tab/>-Löschung wenns unrechtens is</text:span></text:p>
      <text:p text:style-name="P10">§34 BDSG Auskunftsrecht</text:p>
      <text:p text:style-name="P10"><text:span text:style-name="T4"><text:tab/>-Muss erfahren können, zweck der Speicherung von Welchen Daten und wer sie bereits <text:tab/>haben könnte</text:span></text:p>
      <text:p text:style-name="P10">§33 BDSG Benachrichtigungsrecht</text:p>
      <text:p text:style-name="P10"><text:span text:style-name="T4"><text:tab/>-Wenn erstmal Daten gespeichert werden, muss der betroffen informiert werden von Zweck <text:tab/>usw.</text:span></text:p>
      <text:p text:style-name="P10">§43 BDSG Ordnungswidrigkeitsding</text:p>
      <text:p text:style-name="P10"><text:span text:style-name="T4"><text:tab/>-Fast jede erhebung und Nutzung von Personenbezogenen Daten ist ordnungswidrig</text:span></text:p>
      <text:p text:style-name="P10">§44 BDSG</text:p>
      <text:p text:style-name="P10"><text:span text:style-name="T4"><text:tab/>-Wer was aus §43 unrechtmäßig macht um Geld zu bekommen is das n Straftatbestand</text:span></text:p>
      <text:p text:style-name="P10"><text:span text:style-name="T4"/></text:p>
      <text:p text:style-name="P10"><text:span text:style-name="T4">Wie Kontrolle?</text:span></text:p>
      <text:p text:style-name="P10"><text:span text:style-name="T4">Kontrollsysteme:</text:span></text:p>
      <text:p text:style-name="P10"><text:span text:style-name="T4"><text:tab/>Datenschutzbeauftragten – Behörde die Kontrollieren geht. Landes und Bundesweite <text:tab/><text:tab/><text:tab/><text:tab/><text:tab/><text:tab/><text:tab/><text:tab/><text:tab/><text:tab/><text:tab/><text:tab/><text:tab/>Behörden</text:span></text:p>
      <text:p text:style-name="P10"><text:span text:style-name="T4"><text:tab/>Betrieblicher Datenschutzbeauftragter: Muss eingeführt werden in Betrieb, wenn mehr als 9 <text:tab/><text:tab/>Mitarbeiter Automatisiert Personenbezogene Daten benutzen, bei nich <text:tab/><text:tab/><text:tab/><text:tab/>automatisierten Daten is die Grenze 19</text:span></text:p>
      <text:p text:style-name="P10"><text:span text:style-name="T4"><text:tab/><text:tab/><text:tab/>-Aufgaben §4b</text:span></text:p>
      <text:p text:style-name="P10"><text:span text:style-name="T4"><text:tab/><text:tab/><text:tab/>-Muss kompetent und zuverlässig sein(Ich bin anscheinend kompetent genug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40M56S</meta:editing-duration>
    <meta:editing-cycles>53</meta:editing-cycles>
    <meta:generator>OpenOffice.org/3.4.1$Win32 OpenOffice.org_project/341m1$Build-9593</meta:generator>
    <dc:date>2015-05-15T13:21:30.39</dc:date>
    <meta:document-statistic meta:table-count="0" meta:image-count="0" meta:object-count="0" meta:page-count="2" meta:paragraph-count="66" meta:word-count="470" meta:character-count="3520"/>
    <meta:user-defined meta:name="Info 1"/>
    <meta:user-defined meta:name="Info 2"/>
    <meta:user-defined meta:name="Info 3"/>
    <meta:user-defined meta:name="Info 4"/>
  </office:meta>
</office:document-meta>
</file>